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57.22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18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1.25pt solid #000000" fo:border-left="none" fo:border-right="none" fo:border-top="none"/>
    </style:style>
    <style:style style:name="ce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25pt solid #000000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order-bottom="none" fo:border-left="none" fo:border-right="1.25pt solid #000000" fo:border-top="none"/>
    </style:style>
    <style:style style:name="ce14" style:family="table-cell" style:parent-style-name="Default">
      <style:table-cell-properties fo:border-bottom="none" fo:border-left="none" fo:border-right="1.25pt solid #000000" fo:border-top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top"/>
      <style:paragraph-properties fo:text-align="start" fo:margin-left="0mm"/>
    </style:style>
    <style:style style:name="ce18" style:family="table-cell" style:parent-style-name="Default" style:data-style-name="N0">
      <style:table-cell-properties fo:border-bottom="none" fo:border-left="none" fo:border-right="1.25pt solid #000000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default-cell-style-name="ce14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default-cell-style-name="Default"/>
        <table:table-column table:style-name="co5" table:default-cell-style-name="ce8"/>
        <table:table-column table:style-name="co5" table:number-columns-repeated="2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7" table:number-columns-repeated="84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4" office:value-type="string" calcext:value-type="string">
            <text:p>IntersectionName</text:p>
          </table:table-cell>
          <table:table-cell table:style-name="ce10" office:value-type="string" calcext:value-type="string">
            <text:p>Author</text:p>
          </table:table-cell>
          <table:table-cell table:style-name="ce10" office:value-type="string" calcext:value-type="string">
            <text:p>Factorio Version</text:p>
          </table:table-cell>
          <table:table-cell table:style-name="ce11" office:value-type="string" calcext:value-type="string">
            <text:p>Testbench Version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K1])" office:value-type="float" office:value="2" calcext:value-type="float">
            <text:p>2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Q1])" office:value-type="float" office:value="3" calcext:value-type="float">
            <text:p>3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W1])" office:value-type="float" office:value="4" calcext:value-type="float">
            <text:p>4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AC1])" office:value-type="float" office:value="5" calcext:value-type="float">
            <text:p>5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AI1])" office:value-type="float" office:value="6" calcext:value-type="float">
            <text:p>6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AO1])" office:value-type="float" office:value="7" calcext:value-type="float">
            <text:p>7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AU1])" office:value-type="float" office:value="8" calcext:value-type="float">
            <text:p>8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BA1])" office:value-type="float" office:value="9" calcext:value-type="float">
            <text:p>9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BG1])" office:value-type="float" office:value="10" calcext:value-type="float">
            <text:p>10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BM1])" office:value-type="float" office:value="11" calcext:value-type="float">
            <text:p>11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BS1])" office:value-type="float" office:value="12" calcext:value-type="float">
            <text:p>12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BY1])" office:value-type="float" office:value="13" calcext:value-type="float">
            <text:p>13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CE1])" office:value-type="float" office:value="14" calcext:value-type="float">
            <text:p>14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CK1])" office:value-type="float" office:value="15" calcext:value-type="float">
            <text:p>15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CQ1])" office:value-type="float" office:value="16" calcext:value-type="float">
            <text:p>16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CW1])" office:value-type="float" office:value="17" calcext:value-type="float">
            <text:p>17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DC1])" office:value-type="float" office:value="18" calcext:value-type="float">
            <text:p>18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DI1])" office:value-type="float" office:value="19" calcext:value-type="float">
            <text:p>19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DO1])" office:value-type="float" office:value="20" calcext:value-type="float">
            <text:p>20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DU1])" office:value-type="float" office:value="21" calcext:value-type="float">
            <text:p>21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EA1])" office:value-type="float" office:value="22" calcext:value-type="float">
            <text:p>22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EG1])" office:value-type="float" office:value="23" calcext:value-type="float">
            <text:p>23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EM1])" office:value-type="float" office:value="24" calcext:value-type="float">
            <text:p>24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ES1])" office:value-type="float" office:value="25" calcext:value-type="float">
            <text:p>25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EY1])" office:value-type="float" office:value="26" calcext:value-type="float">
            <text:p>26</text:p>
          </table:table-cell>
          <table:table-cell table:number-columns-repeated="849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12"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5" table:number-columns-repeated="849"/>
        </table:table-row>
        <table:table-row table:style-name="ro2">
          <table:table-cell table:style-name="ce3" office:value-type="string" calcext:value-type="string">
            <text:p>8-lane A</text:p>
          </table:table-cell>
          <table:table-cell table:style-name="ce6" office:value-type="string" calcext:value-type="string">
            <text:p>Multi-cross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1.2</text:p>
          </table:table-cell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849"/>
        </table:table-row>
        <table:table-row table:style-name="ro2">
          <table:table-cell table:style-name="ce3"/>
          <table:table-cell table:style-name="ce6" office:value-type="string" calcext:value-type="string">
            <text:p>Flower MK3 </text:p>
          </table:table-cell>
          <table:table-cell table:number-columns-repeated="2"/>
          <table:table-cell table:style-name="ce13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2"/>
          <table:table-cell table:style-name="ce13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ompact christma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quare twister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8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8-lane D</text:p>
          </table:table-cell>
          <table:table-cell table:style-name="ce6" office:value-type="string" calcext:value-type="string">
            <text:p>Reverse roun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7"/>
          <table:table-cell table:number-columns-repeated="1008"/>
        </table:table-row>
        <table:table-row table:style-name="ro2">
          <table:table-cell table:style-name="ce3" office:value-type="string" calcext:value-type="string">
            <text:p>6-lane</text:p>
          </table:table-cell>
          <table:table-cell table:style-name="ce6" office:value-type="string" calcext:value-type="string">
            <text:p>Christma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7"/>
          <table:table-cell table:number-columns-repeated="1008"/>
        </table:table-row>
        <table:table-row table:style-name="ro2">
          <table:table-cell table:style-name="ce3" office:value-type="string" calcext:value-type="string">
            <text:p>4-lane A</text:p>
          </table:table-cell>
          <table:table-cell table:style-name="ce6" office:value-type="string" calcext:value-type="string">
            <text:p>Multi-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Flower MKII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Flower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emi-cross 8-car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Alternating 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Traditional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Fresh cross MK2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witching Christma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avy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Simple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Adapted wide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4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Parenthese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New Gauge Interchange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4-lane C</text:p>
          </table:table-cell>
          <table:table-cell table:style-name="ce6" office:value-type="string" calcext:value-type="string">
            <text:p>Almost squareabout OCD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Almost square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Double squareabout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4-lane D</text:p>
          </table:table-cell>
          <table:table-cell table:style-name="ce6" office:value-type="string" calcext:value-type="string">
            <text:p>Encircled kno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Qua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Proper double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Double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7"/>
          <table:table-cell table:number-columns-repeated="1008"/>
        </table:table-row>
        <table:table-row table:style-name="ro2">
          <table:table-cell table:style-name="ce3" office:value-type="string" calcext:value-type="string">
            <text:p>2-lane A</text:p>
          </table:table-cell>
          <table:table-cell table:style-name="ce6" office:value-type="string" calcext:value-type="string">
            <text:p>Pasta MKIII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Pasta MKII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indmill MK2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Multi-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Inscribed square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hirlpool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Pasta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Propeller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indcross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indmill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Buffered compact attemp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2x high-perf-3-way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pinabout v3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cor.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3"/>
        </table:table-row>
        <table:table-row table:style-name="ro2">
          <table:table-cell table:style-name="ce3"/>
          <table:table-cell table:style-name="ce6" office:value-type="string" calcext:value-type="string">
            <text:p>Spin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huriken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HD cor.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ompac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rushed Celtic kno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ompact Celtic kno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uper compact Celtic knot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Wide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ide B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Pleasing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rushed Wide 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00"/>
        </table:table-row>
        <table:table-row table:style-name="ro2">
          <table:table-cell table:style-name="ce3"/>
          <table:table-cell table:style-name="ce6" office:value-type="string" calcext:value-type="string">
            <text:p>2x 3-way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Knot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R-twister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MK2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ompact spiral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hunk-aligned 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ompact attempt </text:p>
          </table:table-cell>
          <table:table-cell office:value-type="string" calcext:value-type="string">
            <text:p>maurojunior2011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ompact 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Double diamond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Direct 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Roundabout safe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2-lane B</text:p>
          </table:table-cell>
          <table:table-cell table:style-name="ce6" office:value-type="string" calcext:value-type="string">
            <text:p>Braid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piral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Wide crossover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Rotary </text:p>
          </table:table-cell>
          <table:table-cell office:value-type="string" calcext:value-type="string">
            <text:p>aaargha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</text:p>
          </table:table-cell>
          <table:table-cell table:number-columns-repeated="2"/>
          <table:table-cell table:style-name="ce13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Minimal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urly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2-lane C</text:p>
          </table:table-cell>
          <table:table-cell table:style-name="ce6" office:value-type="string" calcext:value-type="string">
            <text:p>Squareabout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2-lane D</text:p>
          </table:table-cell>
          <table:table-cell table:style-name="ce6" office:value-type="string" calcext:value-type="string">
            <text:p>Cloverleaf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Improved-er reverse roun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Encircled compac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No God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rossabout/Inscribed Roundabout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Reversed roun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Roundabout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2-lane F</text:p>
          </table:table-cell>
          <table:table-cell table:style-name="ce6" office:value-type="string" calcext:value-type="string">
            <text:p>Magic-roun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Priority roun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No lef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Double wide bubble cross </text:p>
          </table:table-cell>
          <table:table-cell table:number-columns-repeated="1008"/>
        </table:table-row>
        <table:table-row table:style-name="ro2" table:number-rows-repeated="3">
          <table:table-cell table:number-columns-repeated="1010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AsymetricCompac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1.2</text:p>
          </table:table-cell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46"/>
          <table:table-cell table:style-name="Default"/>
          <table:table-cell table:number-columns-repeated="952"/>
        </table:table-row>
        <table:table-row table:style-name="ro2">
          <table:table-cell/>
          <table:table-cell office:value-type="string" calcext:value-type="string">
            <text:p>AsymetricCompac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4lane SuperCompac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52"/>
          <table:table-cell table:style-name="Default"/>
          <table:table-cell table:number-columns-repeated="946"/>
        </table:table-row>
        <table:table-row table:style-name="ro2">
          <table:table-cell/>
          <table:table-cell table:style-name="Default" office:value-type="string" calcext:value-type="string">
            <text:p>2Lane SuperCompac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BufferedDiamondCor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1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AsymetricCorrected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Naive Roundabout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Weird Intersection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1.3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4lane PluginUpgradeRoundabou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2Lane PluginUpgradeRounabou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Diagonal</text:p>
          </table:table-cell>
          <table:table-cell office:value-type="string" calcext:value-type="string">
            <text:p>-asdfer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Righ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Left</text:p>
          </table:table-cell>
          <table:table-cell table:number-columns-repeated="993"/>
        </table:table-row>
        <table:table-row table:style-name="ro2">
          <table:table-cell/>
          <table:table-cell office:value-type="string" calcext:value-type="string">
            <text:p>Asymetric |---|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 1.0</text:p>
          </table:table-cell>
          <table:table-cell table:number-columns-repeated="999"/>
        </table:table-row>
        <table:table-row table:style-name="ro2">
          <table:table-cell/>
          <table:table-cell table:style-name="ce9" office:value-type="string" calcext:value-type="string">
            <text:p>Parallel split compact</text:p>
          </table:table-cell>
          <table:table-cell table:style-name="ce9" office:value-type="string" calcext:value-type="string">
            <text:p>HansJoachim</text:p>
          </table:table-cell>
          <table:table-cell table:style-name="ce9"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RHD 4</text:p>
          </table:table-cell>
          <table:table-cell table:number-columns-repeated="999"/>
        </table:table-row>
        <table:table-row table:style-name="ro2">
          <table:table-cell/>
          <table:table-cell table:style-name="ce9" office:value-type="string" calcext:value-type="string">
            <text:p>Parallel split medium</text:p>
          </table:table-cell>
          <table:table-cell table:style-name="ce9" office:value-type="string" calcext:value-type="string">
            <text:p>HansJoachim</text:p>
          </table:table-cell>
          <table:table-cell table:style-name="ce9"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RHD/LHD</text:p>
          </table:table-cell>
          <table:table-cell table:number-columns-repeated="999"/>
        </table:table-row>
        <table:table-row table:style-name="ro2" table:number-rows-repeated="1048469">
          <table:table-cell table:number-columns-repeated="1010"/>
        </table:table-row>
        <table:table-row table:style-name="ro2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2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00.00.0000</text:date>, <text:time style:data-style-name="N2" text:time-value="23:12:31.65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19:30.106000000</meta:creation-date>
    <dc:date>2020-04-04T23:17:18.176000000</dc:date>
    <meta:editing-duration>PT5H27M16S</meta:editing-duration>
    <meta:editing-cycles>19</meta:editing-cycles>
    <meta:generator>LibreOffice/5.0.6.3$Windows_X86_64 LibreOffice_project/490fc03b25318460cfc54456516ea2519c11d1aa</meta:generator>
    <meta:document-statistic meta:table-count="1" meta:cell-count="421" meta:object-count="0"/>
  </office:meta>
</office:document-meta>
</file>